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A6D82C78A4FEBD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29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836cm"/>
    </style:style>
    <style:style style:name="gr3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000066" style:font-name="Ubuntu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Ubuntu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</style:style>
    <style:style style:name="P6" style:family="paragraph">
      <loext:graphic-properties draw:fill="none"/>
      <style:paragraph-properties fo:margin-top="0.42cm" fo:margin-bottom="0.35cm" fo:line-height="100%" fo:text-align="start"/>
      <style:text-properties style:font-name="Ubuntu"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-color="#ffffff"/>
    </style:style>
    <style:style style:name="T1" style:family="text">
      <style:text-properties fo:color="#000066" style:font-name="Ubuntu" fo:font-size="18pt" style:font-size-asian="18pt" style:font-size-complex="18pt"/>
    </style:style>
    <style:style style:name="T2" style:family="text">
      <style:text-properties fo:color="#ffffff" style:font-name="Ubuntu" fo:font-size="24pt" fo:text-shadow="1pt 1pt"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Ubuntu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Ziele und Themen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Ausrichter</text:span></text:p>
          </draw:text-box>
        </draw:frame>
        <draw:frame draw:style-name="gr1" draw:text-style-name="P6" draw:layer="layout" svg:width="13.264cm" svg:height="5.548cm" svg:x="14.2cm" svg:y="1.652cm">
          <draw:text-box>
            <text:list text:style-name="L2">
              <text:list-item>
                <text:p text:style-name="P5"><text:span text:style-name="T3">Vorstellung von Eigenbau-Projekten rund um Wassersport</text:span></text:p>
              </text:list-item>
              <text:list-item>
                <text:p text:style-name="P5"><text:span text:style-name="T3">Präsentation von Soft- und Hardwareprojekte</text:span></text:p>
              </text:list-item>
              <text:list-item>
                <text:p text:style-name="P5"><text:span text:style-name="T3">Vorstellung der Techniken und Technologien</text:span></text:p>
              </text:list-item>
              <text:list-item>
                <text:p text:style-name="P5"><text:span text:style-name="T3">Erfahrungsaustausch mit Anwendern und Interessierten</text:span></text:p>
              </text:list-item>
              <text:list-item>
                <text:p text:style-name="P5"><text:span text:style-name="T3">Motivation der Besucher zu Eigenbau-Projekten</text:span></text:p>
              </text:list-item>
            </text:list>
          </draw:text-box>
        </draw:frame>
        <draw:frame draw:style-name="gr2" draw:text-style-name="P7" draw:layer="layout" svg:width="10.6cm" svg:height="6.086cm" svg:x="1.6cm" svg:y="9.314cm">
          <draw:text-box>
            <text:p><text:span text:style-name="T4">Norbert Walter</text:span><text:span text:style-name="T4"><text:tab/></text:span><text:span text:style-name="T4">Organisation</text:span></text:p>
            <text:p><text:span text:style-name="T4">Dirk Eversmann</text:span><text:span text:style-name="T4"><text:tab/></text:span><text:span text:style-name="T4">Messebau, Logistik</text:span></text:p>
            <text:p><text:span text:style-name="T4"/></text:p>
            <text:p><text:span text:style-name="T4">Christian Hartz</text:span><text:span text:style-name="T4"><text:tab/></text:span><text:span text:style-name="T4">Technik</text:span></text:p>
            <text:p><text:span text:style-name="T4">Andreas Koritnik</text:span><text:span text:style-name="T4"><text:tab/></text:span><text:span text:style-name="T4">Technik</text:span></text:p>
            <text:p><text:span text:style-name="T4">Michael Maaß</text:span><text:span text:style-name="T4"><text:tab/></text:span><text:span text:style-name="T4"><text:tab/></text:span><text:span text:style-name="T4">Anwendungen</text:span></text:p>
            <text:p><text:span text:style-name="T4">Andreas Vogel</text:span><text:span text:style-name="T4"><text:tab/></text:span><text:span text:style-name="T4"><text:tab/></text:span><text:span text:style-name="T4">Software</text:span></text:p>
            <text:p><text:span text:style-name="T4"/></text:p>
            <text:p><text:span text:style-name="T4">Jörg</text:span><text:span text:style-name="T4"><text:tab/></text:span><text:span text:style-name="T4"> Liese</text:span><text:span text:style-name="T4"><text:tab/></text:span><text:span text:style-name="T4"><text:tab/></text:span><text:span text:style-name="T4">Mediengestalt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A6D82C78A4FEBD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 draw:fit-to-size="shrink-to-fit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9:03:25.870332222</meta:creation-date>
    <meta:editing-duration>PT55M52S</meta:editing-duration>
    <meta:editing-cycles>12</meta:editing-cycles>
    <meta:generator>LibreOffice/5.1.6.2$Linux_X86_64 LibreOffice_project/10m0$Build-2</meta:generator>
    <dc:date>2019-12-26T19:15:39.880236211</dc:date>
    <meta:document-statistic meta:object-count="28"/>
  </office:meta>
</office:document-meta>
</file>